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3" style:parent-style-name="預設段落字型" style:family="text">
      <style:text-properties style:font-name="標楷體" style:font-name-asian="標楷體" fo:font-size="18pt" style:font-size-asian="18pt"/>
    </style:style>
    <style:style style:name="T4" style:parent-style-name="預設段落字型" style:family="text">
      <style:text-properties style:font-name="標楷體" style:font-name-asian="標楷體" fo:font-size="18pt" style:font-size-asian="18pt"/>
    </style:style>
    <style:style style:name="T5" style:parent-style-name="預設段落字型" style:family="text">
      <style:text-properties style:font-name="標楷體" style:font-name-asian="標楷體" fo:font-size="14pt" style:font-size-asian="14pt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P7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Column9" style:family="table-column">
      <style:table-column-properties style:column-width="0.1861in" style:use-optimal-column-width="false"/>
    </style:style>
    <style:style style:name="TableColumn10" style:family="table-column">
      <style:table-column-properties style:column-width="0.9319in" style:use-optimal-column-width="false"/>
    </style:style>
    <style:style style:name="TableColumn11" style:family="table-column">
      <style:table-column-properties style:column-width="0.4847in" style:use-optimal-column-width="false"/>
    </style:style>
    <style:style style:name="TableColumn12" style:family="table-column">
      <style:table-column-properties style:column-width="2.25in" style:use-optimal-column-width="false"/>
    </style:style>
    <style:style style:name="TableColumn13" style:family="table-column">
      <style:table-column-properties style:column-width="0.6194in" style:use-optimal-column-width="false"/>
    </style:style>
    <style:style style:name="TableColumn14" style:family="table-column">
      <style:table-column-properties style:column-width="1.4638in" style:use-optimal-column-width="false"/>
    </style:style>
    <style:style style:name="TableColumn15" style:family="table-column">
      <style:table-column-properties style:column-width="0.7722in" style:use-optimal-column-width="false"/>
    </style:style>
    <style:style style:name="Table8" style:family="table">
      <style:table-properties style:width="6.708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194in" fo:padding-bottom="0in" fo:padding-right="0.0194in"/>
    </style:style>
    <style:style style:name="P18" style:parent-style-name="內文" style:family="paragraph">
      <style:paragraph-properties style:line-height-at-least="0in"/>
      <style:text-properties style:font-name="標楷體" style:font-name-asian="標楷體"/>
    </style:style>
    <style:style style:name="P19" style:parent-style-name="內文" style:family="paragraph">
      <style:paragraph-properties style:line-height-at-least="0in"/>
      <style:text-properties style:font-name="標楷體" style:font-name-asian="標楷體"/>
    </style:style>
    <style:style style:name="P20" style:parent-style-name="內文" style:family="paragraph">
      <style:paragraph-properties style:line-height-at-least="0in"/>
      <style:text-properties style:font-name="標楷體" style:font-name-asian="標楷體"/>
    </style:style>
    <style:style style:name="P21" style:parent-style-name="內文" style:family="paragraph">
      <style:paragraph-properties style:line-height-at-least="0in"/>
      <style:text-properties style:font-name="標楷體" style:font-name-asian="標楷體"/>
    </style:style>
    <style:style style:name="P22" style:parent-style-name="內文" style:family="paragraph">
      <style:paragraph-properties style:line-height-at-least="0in"/>
      <style:text-properties style:font-name="標楷體" style:font-name-asian="標楷體"/>
    </style:style>
    <style:style style:name="P23" style:parent-style-name="內文" style:family="paragraph">
      <style:paragraph-properties style:line-height-at-least="0in"/>
      <style:text-properties style:font-name="標楷體" style:font-name-asian="標楷體"/>
    </style:style>
    <style:style style:name="P24" style:parent-style-name="內文" style:family="paragraph">
      <style:paragraph-properties style:line-height-at-least="0in"/>
      <style:text-properties style:font-name="標楷體" style:font-name-asian="標楷體"/>
    </style:style>
    <style:style style:name="P25" style:parent-style-name="內文" style:family="paragraph">
      <style:paragraph-properties style:line-height-at-least="0in"/>
      <style:text-properties style:font-name="標楷體" style:font-name-asian="標楷體"/>
    </style:style>
    <style:style style:name="P26" style:parent-style-name="內文" style:family="paragraph">
      <style:paragraph-properties style:line-height-at-least="0in"/>
      <style:text-properties style:font-name="標楷體" style:font-name-asian="標楷體"/>
    </style:style>
    <style:style style:name="P27" style:parent-style-name="內文" style:family="paragraph">
      <style:paragraph-properties style:line-height-at-least="0in"/>
      <style:text-properties style:font-name="標楷體" style:font-name-asian="標楷體"/>
    </style:style>
    <style:style style:name="P28" style:parent-style-name="內文" style:family="paragraph">
      <style:paragraph-properties style:line-height-at-least="0in"/>
      <style:text-properties style:font-name="標楷體" style:font-name-asian="標楷體"/>
    </style:style>
    <style:style style:name="P29" style:parent-style-name="內文" style:family="paragraph">
      <style:paragraph-properties style:line-height-at-least="0in"/>
      <style:text-properties style:font-name="標楷體" style:font-name-asian="標楷體"/>
    </style:style>
    <style:style style:name="P30" style:parent-style-name="內文" style:family="paragraph">
      <style:paragraph-properties style:line-height-at-least="0in"/>
      <style:text-properties style:font-name="標楷體" style:font-name-asian="標楷體"/>
    </style:style>
    <style:style style:name="P31" style:parent-style-name="內文" style:family="paragraph">
      <style:paragraph-properties style:line-height-at-least="0in"/>
      <style:text-properties style:font-name="標楷體" style:font-name-asian="標楷體"/>
    </style:style>
    <style:style style:name="P32" style:parent-style-name="內文" style:family="paragraph">
      <style:paragraph-properties style:line-height-at-least="0in"/>
      <style:text-properties style:font-name="標楷體" style:font-name-asian="標楷體"/>
    </style:style>
    <style:style style:name="P33" style:parent-style-name="內文" style:family="paragraph">
      <style:paragraph-properties style:line-height-at-least="0in"/>
      <style:text-properties style:font-name="標楷體" style:font-name-asian="標楷體"/>
    </style:style>
    <style:style style:name="P34" style:parent-style-name="內文" style:family="paragraph">
      <style:paragraph-properties style:line-height-at-least="0in"/>
      <style:text-properties style:font-name="標楷體" style:font-name-asian="標楷體"/>
    </style:style>
    <style:style style:name="P35" style:parent-style-name="內文" style:family="paragraph">
      <style:paragraph-properties style:line-height-at-least="0in"/>
      <style:text-properties style:font-name="標楷體" style:font-name-asian="標楷體"/>
    </style:style>
    <style:style style:name="P36" style:parent-style-name="內文" style:family="paragraph">
      <style:paragraph-properties style:line-height-at-least="0in"/>
      <style:text-properties style:font-name="標楷體" style:font-name-asian="標楷體"/>
    </style:style>
    <style:style style:name="P37" style:parent-style-name="內文" style:family="paragraph">
      <style:paragraph-properties style:line-height-at-least="0in"/>
      <style:text-properties style:font-name="標楷體" style:font-name-asian="標楷體"/>
    </style:style>
    <style:style style:name="P38" style:parent-style-name="內文" style:family="paragraph">
      <style:paragraph-properties style:line-height-at-least="0in"/>
      <style:text-properties style:font-name="標楷體" style:font-name-asian="標楷體"/>
    </style:style>
    <style:style style:name="P39" style:parent-style-name="內文" style:family="paragraph">
      <style:paragraph-properties style:line-height-at-least="0in"/>
      <style:text-properties style:font-name="標楷體" style:font-name-asian="標楷體"/>
    </style:style>
    <style:style style:name="P40" style:parent-style-name="內文" style:family="paragraph">
      <style:paragraph-properties style:line-height-at-least="0in"/>
      <style:text-properties style:font-name="標楷體" style:font-name-asian="標楷體"/>
    </style:style>
    <style:style style:name="P41" style:parent-style-name="內文" style:family="paragraph">
      <style:paragraph-properties style:line-height-at-least="0in"/>
      <style:text-properties style:font-name="標楷體" style:font-name-asian="標楷體"/>
    </style:style>
    <style:style style:name="P42" style:parent-style-name="內文" style:family="paragraph">
      <style:paragraph-properties style:line-height-at-least="0in"/>
      <style:text-properties style:font-name="標楷體" style:font-name-asian="標楷體"/>
    </style:style>
    <style:style style:name="TableRow43" style:family="table-row">
      <style:table-row-properties style:min-row-height="0.2916in" style:use-optimal-row-height="false" fo:keep-together="always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center" style:line-height-at-least="0in"/>
      <style:text-properties style:font-name="標楷體" style:font-name-asian="標楷體" fo:font-size="6pt" style:font-size-asian="6pt"/>
    </style:style>
    <style:style style:name="P4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4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8" style:family="table-cell">
      <style:table-cell-properties fo:border="0.0069in solid #000000" fo:padding-top="0in" fo:padding-left="0.0194in" fo:padding-bottom="0in" fo:padding-right="0.0194in"/>
    </style:style>
    <style:style style:name="P4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50" style:family="table-cell">
      <style:table-cell-properties fo:border="0.0069in solid #000000" fo:padding-top="0in" fo:padding-left="0.0194in" fo:padding-bottom="0in" fo:padding-right="0.0194in"/>
    </style:style>
    <style:style style:name="P51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52" style:family="table-cell">
      <style:table-cell-properties fo:border="0.0069in solid #000000" fo:padding-top="0in" fo:padding-left="0.0194in" fo:padding-bottom="0in" fo:padding-right="0.0194in"/>
    </style:style>
    <style:style style:name="P5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5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style:line-height-at-least="0in"/>
      <style:text-properties style:font-name="標楷體" style:font-name-asian="標楷體"/>
    </style:style>
    <style:style style:name="P58" style:parent-style-name="內文" style:family="paragraph">
      <style:paragraph-properties style:line-height-at-least="0in"/>
      <style:text-properties style:font-name="標楷體" style:font-name-asian="標楷體"/>
    </style:style>
    <style:style style:name="P5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Row62" style:family="table-row">
      <style:table-row-properties style:min-row-height="0.2916in" style:use-optimal-row-height="false" fo:keep-together="always"/>
    </style:style>
    <style:style style:name="P63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4" style:family="table-cell">
      <style:table-cell-properties fo:border="0.0069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paragraph-properties style:line-height-at-least="0in"/>
      <style:text-properties style:font-name="標楷體" style:font-name-asian="標楷體"/>
    </style:style>
    <style:style style:name="P6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6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70" style:family="table-cell">
      <style:table-cell-properties fo:border="0.0069in solid #000000" fo:padding-top="0in" fo:padding-left="0.0194in" fo:padding-bottom="0in" fo:padding-right="0.0194in"/>
    </style:style>
    <style:style style:name="P7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Row72" style:family="table-row">
      <style:table-row-properties style:min-row-height="0.7875in" style:use-optimal-row-height="false" fo:keep-together="always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start" style:line-height-at-least="0in" fo:margin-left="0.0784in" fo:margin-right="0.0784in">
        <style:tab-stops/>
      </style:paragraph-properties>
    </style:style>
    <style:style style:name="T75" style:parent-style-name="預設段落字型" style:family="text">
      <style:text-properties style:font-name="標楷體" style:font-name-asian="標楷體" fo:font-size="18pt" style:font-size-asian="18pt"/>
    </style:style>
    <style:style style:name="T76" style:parent-style-name="預設段落字型" style:family="text">
      <style:text-properties style:font-name="標楷體" style:font-name-asian="標楷體" fo:font-size="18pt" style:font-size-asian="18pt"/>
    </style:style>
    <style:style style:name="T77" style:parent-style-name="預設段落字型" style:family="text">
      <style:text-properties style:font-name="標楷體" style:font-name-asian="標楷體" fo:font-size="18pt" style:font-size-asian="18pt"/>
    </style:style>
    <style:style style:name="P78" style:parent-style-name="內文" style:family="paragraph">
      <style:paragraph-properties style:line-height-at-least="0in"/>
      <style:text-properties fo:font-size="5pt" style:font-size-asian="5pt"/>
    </style:style>
    <style:style style:name="T79" style:parent-style-name="預設段落字型" style:family="text">
      <style:text-properties style:font-name="標楷體" style:font-name-asian="標楷體" fo:font-size="18pt" style:font-size-asian="18pt"/>
    </style:style>
    <style:style style:name="T80" style:parent-style-name="預設段落字型" style:family="text">
      <style:text-properties style:font-name="標楷體" style:font-name-asian="標楷體" fo:font-size="18pt" style:font-size-asian="18pt"/>
    </style:style>
    <style:style style:name="P81" style:parent-style-name="內文" style:family="paragraph">
      <style:paragraph-properties style:line-height-at-least="0in"/>
      <style:text-properties fo:font-size="4pt" style:font-size-asian="4pt"/>
    </style:style>
    <style:style style:name="T82" style:parent-style-name="預設段落字型" style:family="text">
      <style:text-properties style:font-name="標楷體" style:font-name-asian="標楷體" fo:font-size="18pt" style:font-size-asian="18pt"/>
    </style:style>
    <style:style style:name="T83" style:parent-style-name="預設段落字型" style:family="text">
      <style:text-properties style:font-name="標楷體" style:font-name-asian="標楷體" fo:font-size="18pt" style:font-size-asian="18pt"/>
    </style:style>
    <style:style style:name="T84" style:parent-style-name="預設段落字型" style:family="text">
      <style:text-properties style:font-name="標楷體" style:font-name-asian="標楷體" fo:font-size="18pt" style:font-size-asian="18pt"/>
    </style:style>
    <style:style style:name="P85" style:parent-style-name="內文" style:family="paragraph">
      <style:paragraph-properties style:line-height-at-least="0in"/>
      <style:text-properties fo:font-size="4pt" style:font-size-asian="4pt"/>
    </style:style>
    <style:style style:name="T86" style:parent-style-name="預設段落字型" style:family="text">
      <style:text-properties style:font-name="標楷體" style:font-name-asian="標楷體" fo:font-size="18pt" style:font-size-asian="18pt"/>
    </style:style>
    <style:style style:name="P87" style:parent-style-name="內文" style:family="paragraph">
      <style:paragraph-properties style:line-height-at-least="0in"/>
      <style:text-properties fo:font-size="4pt" style:font-size-asian="4pt"/>
    </style:style>
    <style:style style:name="T88" style:parent-style-name="預設段落字型" style:family="text">
      <style:text-properties style:font-name="標楷體" style:font-name-asian="標楷體" fo:font-size="18pt" style:font-size-asian="18pt"/>
    </style:style>
    <style:style style:name="T89" style:parent-style-name="預設段落字型" style:family="text">
      <style:text-properties style:font-name="標楷體" style:font-name-asian="標楷體" fo:font-size="18pt" style:font-size-asian="18pt"/>
    </style:style>
    <style:style style:name="T90" style:parent-style-name="預設段落字型" style:family="text">
      <style:text-properties style:font-name="標楷體" style:font-name-asian="標楷體" fo:font-size="18pt" style:font-size-asian="18pt"/>
    </style:style>
    <style:style style:name="T91" style:parent-style-name="預設段落字型" style:family="text">
      <style:text-properties style:font-name="標楷體" style:font-name-asian="標楷體" fo:font-size="18pt" style:font-size-asian="18pt"/>
    </style:style>
    <style:style style:name="T92" style:parent-style-name="預設段落字型" style:family="text">
      <style:text-properties style:font-name="標楷體" style:font-name-asian="標楷體" fo:font-size="18pt" style:font-size-asian="18pt"/>
    </style:style>
    <style:style style:name="T93" style:parent-style-name="預設段落字型" style:family="text">
      <style:text-properties style:font-name="標楷體" style:font-name-asian="標楷體" fo:font-size="18pt" style:font-size-asian="18pt"/>
    </style:style>
    <style:style style:name="T94" style:parent-style-name="預設段落字型" style:family="text">
      <style:text-properties style:font-name="標楷體" style:font-name-asian="標楷體" fo:font-size="18pt" style:font-size-asian="18pt"/>
    </style:style>
    <style:style style:name="T95" style:parent-style-name="預設段落字型" style:family="text">
      <style:text-properties style:font-name="標楷體" style:font-name-asian="標楷體" fo:font-size="10pt" style:font-size-asian="10pt"/>
    </style:style>
    <style:style style:name="T96" style:parent-style-name="預設段落字型" style:family="text">
      <style:text-properties style:font-name="標楷體" style:font-name-asian="標楷體" fo:font-size="10pt" style:font-size-asian="10pt"/>
    </style:style>
    <style:style style:name="P97" style:parent-style-name="內文" style:family="paragraph">
      <style:text-properties fo:font-size="10pt" style:font-size-asian="10pt"/>
    </style:style>
    <style:style style:name="T98" style:parent-style-name="預設段落字型" style:family="text">
      <style:text-properties style:font-name="標楷體" style:font-name-asian="標楷體" fo:font-size="10pt" style:font-size-asian="10pt"/>
    </style:style>
    <style:style style:name="T99" style:parent-style-name="預設段落字型" style:family="text">
      <style:text-properties style:font-name="標楷體" style:font-name-asian="標楷體" fo:font-size="10pt" style:font-size-asian="10pt"/>
    </style:style>
    <style:style style:name="P100" style:parent-style-name="內文" style:family="paragraph">
      <style:text-properties fo:font-size="10pt" style:font-size-asian="10pt"/>
    </style:style>
    <style:style style:name="T101" style:parent-style-name="預設段落字型" style:family="text">
      <style:text-properties style:font-name="標楷體" style:font-name-asian="標楷體" fo:font-size="10pt" style:font-size-asian="10pt"/>
    </style:style>
    <style:style style:name="T102" style:parent-style-name="預設段落字型" style:family="text">
      <style:text-properties style:font-name="標楷體" style:font-name-asian="標楷體" fo:font-size="10pt" style:font-size-asian="10pt"/>
    </style:style>
    <style:style style:name="TableCell103" style:family="table-cell">
      <style:table-cell-properties fo:border="0.0069in solid #000000" fo:padding-top="0in" fo:padding-left="0.0194in" fo:padding-bottom="0in" fo:padding-right="0.0194in"/>
    </style:style>
    <style:style style:name="P104" style:parent-style-name="內文" style:list-style-name="LFO2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105" style:parent-style-name="內文" style:list-style-name="LFO2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106" style:parent-style-name="內文" style:list-style-name="LFO2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107" style:parent-style-name="內文" style:family="paragraph">
      <style:paragraph-properties style:line-height-at-least="0in" fo:margin-left="0.1666in">
        <style:tab-stops/>
      </style:paragraph-properties>
      <style:text-properties style:font-name="標楷體" style:font-name-asian="標楷體" fo:font-size="2pt" style:font-size-asian="2pt"/>
    </style:style>
    <style:style style:name="P108" style:parent-style-name="內文" style:family="paragraph">
      <style:paragraph-properties style:line-height-at-least="0.2083in" fo:margin-left="0.1652in" fo:text-indent="0.4805in">
        <style:tab-stops>
          <style:tab-stop style:type="left" style:position="0.3152in"/>
          <style:tab-stop style:type="left" style:position="0.3986in"/>
        </style:tab-stops>
      </style:paragraph-properties>
      <style:text-properties style:font-name="標楷體" style:font-name-asian="標楷體" fo:font-size="10pt" style:font-size-asian="10pt"/>
    </style:style>
    <style:style style:name="P109" style:parent-style-name="內文" style:family="paragraph">
      <style:paragraph-properties style:line-height-at-least="0.2083in" fo:margin-left="0.1652in" fo:text-indent="0.4805in">
        <style:tab-stops>
          <style:tab-stop style:type="left" style:position="0.3152in"/>
          <style:tab-stop style:type="left" style:position="0.3986in"/>
          <style:tab-stop style:type="left" style:position="3.5652in"/>
        </style:tab-stops>
      </style:paragraph-properties>
      <style:text-properties style:font-name="標楷體" style:font-name-asian="標楷體" fo:font-size="10pt" style:font-size-asian="10pt"/>
    </style:style>
    <style:style style:name="P110" style:parent-style-name="內文" style:family="paragraph">
      <style:paragraph-properties style:line-height-at-least="0.2083in" fo:margin-left="0.1652in" fo:text-indent="0.4805in">
        <style:tab-stops/>
      </style:paragraph-properties>
      <style:text-properties style:font-name="標楷體" style:font-name-asian="標楷體" fo:font-size="10pt" style:font-size-asian="10pt"/>
    </style:style>
    <style:style style:name="P111" style:parent-style-name="內文" style:family="paragraph">
      <style:paragraph-properties style:line-height-at-least="0.2083in" fo:margin-left="0.1652in" fo:text-indent="0.4805in">
        <style:tab-stops/>
      </style:paragraph-properties>
      <style:text-properties style:font-name="標楷體" style:font-name-asian="標楷體" fo:font-size="10pt" style:font-size-asian="10pt"/>
    </style:style>
    <style:style style:name="P112" style:parent-style-name="內文" style:family="paragraph">
      <style:paragraph-properties style:line-height-at-least="0.2083in" fo:margin-left="0.1652in">
        <style:tab-stops/>
      </style:paragraph-properties>
      <style:text-properties style:font-name="標楷體" style:font-name-asian="標楷體" fo:font-size="10pt" style:font-size-asian="10pt"/>
    </style:style>
    <style:style style:name="P113" style:parent-style-name="內文" style:family="paragraph">
      <style:paragraph-properties style:line-height-at-least="0.2083in" fo:margin-left="0.1652in">
        <style:tab-stops/>
      </style:paragraph-properties>
      <style:text-properties style:font-name="標楷體" style:font-name-asian="標楷體" fo:font-size="10pt" style:font-size-asian="10pt"/>
    </style:style>
    <style:style style:name="P114" style:parent-style-name="內文" style:family="paragraph">
      <style:paragraph-properties style:line-height-at-least="0.2083in" fo:margin-left="0.1652in">
        <style:tab-stops/>
      </style:paragraph-properties>
      <style:text-properties style:font-name="標楷體" style:font-name-asian="標楷體" fo:font-size="10pt" style:font-size-asian="10pt"/>
    </style:style>
    <style:style style:name="P115" style:parent-style-name="內文" style:family="paragraph">
      <style:paragraph-properties style:line-height-at-least="0.2083in" fo:margin-left="0.1652in">
        <style:tab-stops/>
      </style:paragraph-properties>
      <style:text-properties style:font-name="標楷體" style:font-name-asian="標楷體" fo:font-size="10pt" style:font-size-asian="10pt"/>
    </style:style>
    <style:style style:name="P116" style:parent-style-name="內文" style:family="paragraph">
      <style:paragraph-properties style:line-height-at-least="0.2083in" fo:margin-left="0.1652in" fo:text-indent="0.2812in">
        <style:tab-stops/>
      </style:paragraph-properties>
      <style:text-properties style:font-name="標楷體" style:font-name-asian="標楷體" fo:font-size="10pt" style:font-size-asian="10pt"/>
    </style:style>
    <style:style style:name="P117" style:parent-style-name="內文" style:family="paragraph">
      <style:paragraph-properties style:line-height-at-least="0.2083in" fo:margin-left="0.1652in" fo:text-indent="0.2812in">
        <style:tab-stops/>
      </style:paragraph-properties>
      <style:text-properties style:font-name="標楷體" style:font-name-asian="標楷體" fo:font-size="10pt" style:font-size-asian="10pt"/>
    </style:style>
    <style:style style:name="P118" style:parent-style-name="內文" style:family="paragraph">
      <style:paragraph-properties fo:text-align="center" style:line-height-at-least="0in"/>
      <style:text-properties style:font-name="標楷體" style:font-name-asian="標楷體" fo:font-size="18pt" style:font-size-asian="18pt"/>
    </style:style>
    <style:style style:name="P119" style:parent-style-name="內文" style:family="paragraph">
      <style:paragraph-properties fo:text-align="center" style:line-height-at-least="0in"/>
    </style:style>
    <style:style style:name="P120" style:parent-style-name="內文" style:family="paragraph">
      <style:paragraph-properties style:line-height-at-least="0in"/>
      <style:text-properties style:font-name="標楷體" style:font-name-asian="標楷體"/>
    </style:style>
    <style:style style:family="graphic" style:name="a50">
      <style:graphic-properties draw:fill="solid" draw:fill-color="#000000" draw:opacity="100%" draw:stroke="solid" svg:stroke-width="0.00347in" svg:stroke-color="#000000" svg:stroke-opacity="100%" draw:stroke-linejoin="miter"/>
    </style:style>
    <style:style style:family="graphic" style:name="a5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2">
      <style:graphic-properties draw:fill="solid" draw:fill-color="#000000" draw:opacity="100%" draw:stroke="solid" svg:stroke-width="0.00347in" svg:stroke-color="#000000" svg:stroke-opacity="100%" draw:stroke-linejoin="miter"/>
    </style:style>
    <style:style style:family="graphic" style:name="a53">
      <style:graphic-properties draw:fill="none" draw:stroke="solid" svg:stroke-width="0.00347in" svg:stroke-color="#000000" svg:stroke-opacity="100%" draw:stroke-linejoin="round"/>
    </style:style>
    <style:style style:family="graphic" style:name="a54">
      <style:graphic-properties draw:fill="none" draw:stroke="solid" svg:stroke-width="0.00347in" svg:stroke-color="#000000" svg:stroke-opacity="100%" draw:stroke-linejoin="round"/>
    </style:style>
    <style:style style:family="graphic" style:name="a5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0">
      <style:graphic-properties draw:fill="none" draw:stroke="solid" svg:stroke-width="0.00347in" svg:stroke-color="#000000" svg:stroke-opacity="100%" draw:stroke-linejoin="round"/>
    </style:style>
    <style:style style:family="graphic" style:name="a5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none" draw:stroke="solid" svg:stroke-width="0.00347in" svg:stroke-color="#000000" svg:stroke-opacity="100%" draw:stroke-linejoin="round"/>
    </style:style>
    <style:style style:family="graphic" style:name="a33">
      <style:graphic-properties draw:fill="none" draw:stroke="solid" svg:stroke-width="0.00347in" svg:stroke-color="#000000" svg:stroke-opacity="100%" draw:stroke-linejoin="round"/>
    </style:style>
    <style:style style:family="graphic" style:name="a58">
      <style:graphic-properties style:wrap="run-through" style:run-through="foreground" draw:fill="none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4">
      <style:graphic-properties draw:fill="none" draw:stroke="solid" svg:stroke-width="0.00347in" svg:stroke-color="#000000" svg:stroke-opacity="100%" draw:stroke-linejoin="round"/>
    </style:style>
    <style:style style:family="graphic" style:name="a5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0347in" svg:stroke-color="#000000" svg:stroke-opacity="100%" draw:stroke-linejoin="round"/>
    </style:style>
    <style:style style:family="graphic" style:name="a35">
      <style:graphic-properties draw:fill="none" draw:stroke="solid" svg:stroke-width="0.00347in" svg:stroke-color="#000000" svg:stroke-opacity="100%" draw:stroke-linejoin="round"/>
    </style:style>
    <style:style style:family="graphic" style:name="a11" style:parent-style-name="Graphics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3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8">
      <style:graphic-properties draw:fill="none" draw:stroke="solid" svg:stroke-width="0.00347in" svg:stroke-color="#000000" svg:stroke-opacity="100%" draw:stroke-linejoin="miter"/>
    </style:style>
    <style:style style:family="graphic" style:name="a13">
      <style:graphic-properties draw:fill="none" draw:stroke="solid" svg:stroke-width="0.00347in" svg:stroke-color="#000000" svg:stroke-opacity="100%" draw:stroke-linejoin="round"/>
    </style:style>
    <style:style style:family="graphic" style:name="a39">
      <style:graphic-properties draw:fill="solid" draw:fill-color="#000000" draw:opacity="100%" draw:stroke="solid" svg:stroke-width="0.00347in" svg:stroke-color="#000000" svg:stroke-opacity="100%" draw:stroke-linejoin="miter"/>
    </style:style>
    <style:style style:family="graphic" style:name="a14">
      <style:graphic-properties draw:fill="none" draw:stroke="solid" svg:stroke-width="0.00347in" svg:stroke-color="#000000" svg:stroke-opacity="100%" draw:stroke-linejoin="round"/>
    </style:style>
    <style:style style:family="graphic" style:name="a15">
      <style:graphic-properties draw:fill="none" draw:stroke="solid" svg:stroke-width="0.00347in" svg:stroke-color="#000000" svg:stroke-opacity="100%" draw:stroke-linejoin="round"/>
    </style:style>
    <style:style style:family="graphic" style:name="a16">
      <style:graphic-properties draw:fill="none" draw:stroke="solid" svg:stroke-width="0.00347in" svg:stroke-color="#000000" svg:stroke-opacity="100%" draw:stroke-linejoin="round"/>
    </style:style>
    <style:style style:family="graphic" style:name="a1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draw:fill="none" draw:stroke="solid" svg:stroke-width="0.00347in" svg:stroke-color="#000000" svg:stroke-opacity="100%" draw:stroke-linejoin="round"/>
    </style:style>
    <style:style style:family="graphic" style:name="a60">
      <style:graphic-properties style:wrap="run-through" style:run-through="foreground" draw:fill="none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style:horizontal-rel="paragraph" style:vertical-rel="page" style:horizontal-pos="from-left" style:vertical-pos="from-top"/>
    </style:style>
    <style:style style:family="graphic" style:name="a41">
      <style:graphic-properties draw:fill="none" draw:stroke="solid" svg:stroke-width="0.00347in" svg:stroke-color="#000000" svg:stroke-opacity="100%" draw:stroke-linejoin="round"/>
    </style:style>
    <style:style style:family="graphic" style:name="a42">
      <style:graphic-properties draw:fill="none" draw:stroke="solid" svg:stroke-width="0.00347in" svg:stroke-color="#000000" svg:stroke-opacity="100%" draw:stroke-linejoin="round"/>
    </style:style>
    <style:style style:family="graphic" style:name="a43">
      <style:graphic-properties draw:fill="none" draw:stroke="solid" svg:stroke-width="0.00347in" svg:stroke-color="#000000" svg:stroke-opacity="100%" draw:stroke-linejoin="round"/>
    </style:style>
    <style:style style:family="graphic" style:name="a44">
      <style:graphic-properties draw:fill="none" draw:stroke="solid" svg:stroke-width="0.00347in" svg:stroke-color="#000000" svg:stroke-opacity="100%" draw:stroke-linejoin="round"/>
    </style:style>
    <style:style style:family="graphic" style:name="a20" style:parent-style-name="Graphics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draw:fill="none" draw:stroke="solid" svg:stroke-width="0.00347in" svg:stroke-color="#000000" svg:stroke-opacity="100%" draw:stroke-linejoin="round"/>
    </style:style>
    <style:style style:family="graphic" style:name="a2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6">
      <style:graphic-properties draw:fill="none" draw:stroke="solid" svg:stroke-width="0.00347in" svg:stroke-color="#000000" svg:stroke-opacity="100%" draw:stroke-linejoin="round"/>
    </style:style>
    <style:style style:family="graphic" style:name="a22">
      <style:graphic-properties draw:fill="none" draw:stroke="solid" svg:stroke-width="0.00347in" svg:stroke-color="#000000" svg:stroke-opacity="100%" draw:stroke-linejoin="round"/>
    </style:style>
    <style:style style:family="graphic" style:name="a47">
      <style:graphic-properties draw:fill="none" draw:stroke="solid" svg:stroke-width="0.00347in" svg:stroke-color="#000000" svg:stroke-opacity="100%" draw:stroke-linejoin="round"/>
    </style:style>
    <style:style style:family="graphic" style:name="a23" style:parent-style-name="Graphics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9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0">
      <style:graphic-properties draw:fill="none" draw:stroke="solid" svg:stroke-width="0.00347in" svg:stroke-color="#000000" svg:stroke-opacity="100%" draw:stroke-linejoin="miter"/>
    </style:style>
    <style:style style:family="graphic" style:name="a25">
      <style:graphic-properties draw:fill="none" draw:stroke="solid" svg:stroke-width="0.00347in" svg:stroke-color="#000000" svg:stroke-opacity="100%" draw:stroke-linejoin="round"/>
    </style:style>
    <style:style style:family="graphic" style:name="a1">
      <style:graphic-properties draw:fill="solid" draw:fill-color="#000000" draw:opacity="100%" draw:stroke="solid" svg:stroke-width="0.00347in" svg:stroke-color="#000000" svg:stroke-opacity="100%" draw:stroke-linejoin="miter"/>
    </style:style>
    <style:style style:family="graphic" style:name="a26">
      <style:graphic-properties draw:fill="none" draw:stroke="solid" svg:stroke-width="0.00347in" svg:stroke-color="#000000" svg:stroke-opacity="100%" draw:stroke-linejoin="round"/>
    </style:style>
    <style:style style:family="graphic" style:name="a2">
      <style:graphic-properties style:wrap="run-through" style:run-through="foreground" style:horizontal-rel="paragraph" style:vertical-rel="page" style:horizontal-pos="from-left" style:vertical-pos="from-top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8">
      <style:graphic-properties draw:fill="none" draw:stroke="solid" svg:stroke-width="0.00347in" svg:stroke-color="#000000" svg:stroke-opacity="100%" draw:stroke-linejoin="round"/>
    </style:style>
    <style:style style:family="graphic" style:name="a4">
      <style:graphic-properties draw:fill="none" draw:stroke="solid" svg:stroke-width="0.00347in" svg:stroke-color="#000000" svg:stroke-opacity="100%" draw:stroke-linejoin="miter"/>
    </style:style>
    <style:style style:family="graphic" style:name="a29">
      <style:graphic-properties draw:fill="none" draw:stroke="solid" svg:stroke-width="0.00347in" svg:stroke-color="#000000" svg:stroke-opacity="100%" draw:stroke-linejoin="round"/>
    </style:style>
    <style:style style:family="graphic" style:name="a5" style:parent-style-name="Graphics">
      <style:graphic-properties fo:wrap-option="wrap" fo:padding-top="0in" fo:padding-bottom="0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draw:fill="none" draw:stroke="solid" svg:stroke-width="0.00347in" svg:stroke-color="#000000" svg:stroke-opacity="100%" draw:stroke-linejoin="miter"/>
    </style:style>
    <style:style style:family="graphic" style:name="a8">
      <style:graphic-properties draw:fill="none" draw:stroke="solid" svg:stroke-width="0.00347in" svg:stroke-color="#000000" svg:stroke-opacity="100%" draw:stroke-linejoin="round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建築物設備安全檢查記錄簡圖</text:span><text:span text:style-name="T4"><text:s text:c="2"/></text:span><text:span text:style-name="T5">Ｆ</text:span><text:span text:style-name="T6">2-2-2</text:span></text:p>
      <text:p text:style-name="P7">共<text:s text:c="3"/>頁第<text:s text:c="3"/>頁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7"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 table:number-rows-spanned="2">
            <text:p text:style-name="P45"/>
            <text:p text:style-name="P46">受檢建築物</text:p>
            <text:p text:style-name="P47">或營業場所</text:p>
          </table:table-cell>
          <table:covered-table-cell/>
          <table:table-cell table:style-name="TableCell48">
            <text:p text:style-name="P49">名稱</text:p>
          </table:table-cell>
          <table:table-cell table:style-name="TableCell50">
            <text:p text:style-name="P51"/>
          </table:table-cell>
          <table:table-cell table:style-name="TableCell52" table:number-rows-spanned="2">
            <text:p text:style-name="P53">專<text:s text:c="2"/>業</text:p>
            <text:p text:style-name="P54">檢查人</text:p>
            <text:p text:style-name="P55">(簽章)</text:p>
          </table:table-cell>
          <table:table-cell table:style-name="TableCell56" table:number-rows-spanned="2">
            <text:p text:style-name="P57"/>
            <text:p text:style-name="P58"/>
            <text:p text:style-name="P59"><text:s text:c="5"/>年<text:s text:c="3"/>月<text:s text:c="3"/>日</text:p>
          </table:table-cell>
          <table:table-cell table:style-name="TableCell60">
            <text:p text:style-name="P61">圖<text:s text:c="4"/>號</text:p>
          </table:table-cell>
        </table:table-row>
        <table:table-row table:style-name="TableRow62">
          <table:covered-table-cell>
            <text:p text:style-name="P63"/>
          </table:covered-table-cell>
          <table:covered-table-cell/>
          <table:table-cell table:style-name="TableCell64">
            <text:p text:style-name="P65">地址</text:p>
          </table:table-cell>
          <table:table-cell table:style-name="TableCell66">
            <text:p text:style-name="P67"/>
          </table:table-cell>
          <table:covered-table-cell>
            <text:p text:style-name="P68"/>
          </table:covered-table-cell>
          <table:covered-table-cell>
            <text:p text:style-name="P69"/>
          </table:covered-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<draw:g draw:z-index="251667968" draw:name="Group 106" draw:id="id2" draw:style-name="a2" text:anchor-type="paragraph"><svg:title/><svg:desc/><draw:custom-shape svg:width="0.14931in" svg:height="0.15764in" draw:id="id0" draw:style-name="a0" draw:transform="translate(-0.07465in -0.07882in) rotate(-1.58369) translate(4.16215in 8.49271in)" draw:name="AutoShape 107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14931in" svg:height="0.15764in" draw:id="id1" draw:style-name="a1" draw:transform="translate(-0.07465in -0.07882in) rotate(-4.72614) translate(4.16215in 8.49271in)" draw:name="AutoShape 108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/text:span><text:span text:style-name="T76"><draw:custom-shape svg:x="3.97708in" svg:y="2.10625in" svg:width="0.35417in" svg:height="0.11806in" draw:z-index="251666944" draw:id="id3" draw:style-name="a3" draw:name="Rectangle 105" text:anchor-type="paragraph"><svg:title/><svg:desc/><draw:enhanced-geometry draw:type="non-primitive" svg:viewBox="0 0 21600 21600" draw:enhanced-path="M 0 0 L 21600 0 21600 21600 0 21600 Z N"/></draw:custom-shape></text:span><text:span text:style-name="T77"><draw:g draw:z-index="251663872" draw:name="Group 96" draw:id="id6" draw:style-name="a6" text:anchor-type="paragraph"><svg:title/><svg:desc/><draw:custom-shape svg:x="4.08333in" svg:y="1.87778in" svg:width="0.15764in" svg:height="0.16865in" draw:id="id4" draw:style-name="a4" draw:name="AutoShape 97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frame draw:id="id5" draw:style-name="a5" draw:name="Text Box 98" svg:x="4.08333in" svg:y="1.94524in" svg:width="0.15764in" svg:height="0.16865in" style:rel-width="scale" style:rel-height="scale"><draw:text-box><text:p text:style-name="P78"><text:s/>G</text:p></draw:text-box><svg:title/><svg:desc/></draw:frame></draw:g></text:span><text:span text:style-name="T79"><draw:g draw:z-index="251662848" draw:name="Group 93" draw:id="id9" draw:style-name="a9" text:anchor-type="paragraph"><svg:title/><svg:desc/><draw:custom-shape svg:x="4.01597in" svg:y="1.69306in" svg:width="0.27569in" svg:height="0.09444in" draw:id="id7" draw:style-name="a7" draw:name="Rectangle 94"><svg:title/><svg:desc/><draw:enhanced-geometry draw:type="non-primitive" svg:viewBox="0 0 21600 21600" draw:enhanced-path="M 0 0 L 21600 0 21600 21600 0 21600 Z N"/></draw:custom-shape><draw:connector draw:type="line" svg:x1="4.29167in" svg:y1="1.69306in" svg:x2="4.01597in" svg:y2="1.7875in" draw:id="id8" draw:style-name="a8" draw:transform="translate(-4.15382in -1.74028in) rotate(-6.02802) translate(4.15382in 1.74028in)" draw:name="Line 95"><svg:title/><svg:desc/></draw:connector></draw:g></text:span><text:span text:style-name="T80"><draw:g draw:z-index="251665920" draw:name="Group 102" draw:id="id12" draw:style-name="a12" text:anchor-type="paragraph"><svg:title/><svg:desc/><draw:custom-shape svg:x="4.13976in" svg:y="1.25278in" svg:width="0.08264in" svg:height="0.14167in" draw:id="id10" draw:style-name="a10" draw:name="AutoShape 10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1" draw:style-name="a11" draw:name="Text Box 104" svg:x="4in" svg:y="1.30069in" svg:width="0.4375in" svg:height="0.32708in" style:rel-width="scale" style:rel-height="scale"><draw:text-box><text:p text:style-name="P81"><text:s text:c="2"/>N</text:p></draw:text-box><svg:title/><svg:desc/></draw:frame></draw:g></text:span><text:span text:style-name="T82"><draw:g draw:z-index="251661824" draw:name="Group 88" draw:id="id17" draw:style-name="a17" text:anchor-type="paragraph"><svg:title/><svg:desc/><draw:custom-shape svg:x="4.14653in" svg:y="1.45764in" svg:width="0.08333in" svg:height="0.125in" draw:id="id13" draw:style-name="a13" draw:name="AutoShape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8912in" svg:y1="1.45694in" svg:x2="4.18912in" svg:y2="1.52014in" draw:id="id14" draw:style-name="a14" draw:name="Line 90"><svg:title/><svg:desc/></draw:connector><draw:connector draw:type="line" svg:x1="4.20255in" svg:y1="1.51528in" svg:x2="4.20301in" svg:y2="1.57431in" draw:id="id15" draw:style-name="a15" draw:transform="translate(-4.20278in -1.54479in) rotate(-5.54151) translate(4.20278in 1.54479in)" draw:name="Line 91"><svg:title/><svg:desc/></draw:connector><draw:connector draw:type="line" svg:x1="4.17326in" svg:y1="1.52303in" svg:x2="4.17396in" svg:y2="1.56238in" draw:id="id16" draw:style-name="a16" draw:transform="translate(-4.17361in -1.54271in) rotate(-0.90162) translate(4.17361in 1.54271in)" draw:name="Line 92"><svg:title/><svg:desc/></draw:connector></draw:g></text:span><text:span text:style-name="T83"><draw:custom-shape svg:x="4.12639in" svg:y="1.01597in" svg:width="0.1375in" svg:height="0.1375in" draw:z-index="251660800" draw:id="id18" draw:style-name="a18" draw:name="AutoShape 8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84"><draw:g draw:z-index="251664896" draw:name="Group 99" draw:id="id21" draw:style-name="a21" text:anchor-type="paragraph"><svg:title/><svg:desc/><draw:custom-shape svg:x="4.13976in" svg:y="0.62778in" svg:width="0.08264in" svg:height="0.14875in" draw:id="id19" draw:style-name="a19" draw:name="AutoShape 10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0" draw:style-name="a20" draw:name="Text Box 101" svg:x="4in" svg:y="0.67809in" svg:width="0.4375in" svg:height="0.34344in" style:rel-width="scale" style:rel-height="scale"><draw:text-box><text:p text:style-name="P85"><text:s text:c="2"/>B</text:p></draw:text-box><svg:title/><svg:desc/></draw:frame></draw:g></text:span><text:span text:style-name="T86"><draw:g draw:z-index="251659776" draw:name="Group 78" draw:id="id24" draw:style-name="a24" text:anchor-type="paragraph"><svg:title/><svg:desc/><draw:custom-shape svg:x="0.38976in" svg:y="2.50278in" svg:width="0.08264in" svg:height="0.14875in" draw:id="id22" draw:style-name="a22" draw:name="AutoShape 7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3" draw:style-name="a23" draw:name="Text Box 80" svg:x="0.25in" svg:y="2.55309in" svg:width="0.4375in" svg:height="0.34344in" style:rel-width="scale" style:rel-height="scale"><draw:text-box><text:p text:style-name="P87"><text:s text:c="2"/>G</text:p></draw:text-box><svg:title/><svg:desc/></draw:frame></draw:g></text:span><text:span text:style-name="T88"><draw:g draw:z-index="251658752" draw:name="Group 75" draw:id="id27" draw:style-name="a27" text:anchor-type="paragraph"><svg:title/><svg:desc/><draw:connector draw:type="line" svg:x1="0.31528in" svg:y1="2.37014in" svg:x2="0.59097in" svg:y2="2.46875in" draw:id="id25" draw:style-name="a25" draw:name="Line 76"><svg:title/><svg:desc/></draw:connector><draw:connector draw:type="line" svg:x1="0.54435in" svg:y1="2.37014in" svg:x2="0.31528in" svg:y2="2.4528in" draw:id="id26" draw:style-name="a26" draw:name="Line 77"><svg:title/><svg:desc/></draw:connector></draw:g></text:span><text:span text:style-name="T89"><draw:g draw:z-index="251657728" draw:name="Group 71" draw:id="id31" draw:style-name="a31" text:anchor-type="paragraph"><svg:title/><svg:desc/><draw:connector draw:type="line" svg:x1="0.33333in" svg:y1="2.18665in" svg:x2="0.52986in" svg:y2="2.18665in" draw:id="id28" draw:style-name="a28" draw:name="Line 72"><svg:title/><svg:desc/></draw:connector><draw:connector draw:type="line" svg:x1="0.51894in" svg:y1="2.1425in" svg:x2="0.4447in" svg:y2="2.22639in" draw:id="id29" draw:style-name="a29" draw:name="Line 73"><svg:title/><svg:desc/></draw:connector><draw:connector draw:type="line" svg:x1="0.39884in" svg:y1="2.12778in" svg:x2="0.38028in" svg:y2="2.19401in" draw:id="id30" draw:style-name="a30" draw:transform="translate(-0.38956in -2.16089in) rotate(-0.29348) translate(0.38956in 2.16089in)" draw:name="Line 74"><svg:title/><svg:desc/></draw:connector></draw:g></text:span><text:span text:style-name="T90"><draw:g draw:z-index="251656704" draw:name="Group 65" draw:id="id37" draw:style-name="a37" text:anchor-type="paragraph"><svg:title/><svg:desc/><draw:custom-shape svg:x="0.41667in" svg:y="1.91127in" svg:width="0.1375in" svg:height="0.10394in" draw:id="id32" draw:style-name="a32" draw:name="AutoShape 6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8465in" svg:y1="1.87778in" svg:x2="0.48465in" svg:y2="1.91069in" draw:id="id33" draw:style-name="a33" draw:name="Line 67"><svg:title/><svg:desc/></draw:connector><draw:connector draw:type="line" svg:x1="0.43806in" svg:y1="2.00885in" svg:x2="0.42889in" svg:y2="2.03542in" draw:id="id34" draw:style-name="a34" draw:transform="translate(-0.43347in -2.02214in) rotate(-0.33324) translate(0.43347in 2.02214in)" draw:name="Line 68"><svg:title/><svg:desc/></draw:connector><draw:connector draw:type="line" svg:x1="0.54882in" svg:y1="2.00424in" svg:x2="0.54958in" svg:y2="2.03368in" draw:id="id35" draw:style-name="a35" draw:transform="translate(-0.5492in -2.01896in) rotate(-5.54397) translate(0.5492in 2.01896in)" draw:name="Line 69"><svg:title/><svg:desc/></draw:connector><draw:custom-shape svg:x="0.47167in" svg:y="1.95284in" svg:width="0.02139in" svg:height="0.01617in" draw:id="id36" draw:style-name="a36" draw:name="AutoShape 7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91"><draw:g draw:z-index="251655680" draw:name="Group 62" draw:id="id40" draw:style-name="a40" text:anchor-type="paragraph"><svg:title/><svg:desc/><draw:custom-shape svg:width="0.09861in" svg:height="0.31528in" draw:id="id38" draw:style-name="a38" draw:transform="translate(-0.04931in -0.15764in) rotate(-1.58369) translate(0.45278in 9.35347in)" draw:name="AutoShape 63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09861in" svg:height="0.31528in" draw:id="id39" draw:style-name="a39" draw:transform="translate(-0.04931in -0.15764in) rotate(-4.72614) translate(0.45278in 9.35347in)" draw:name="AutoShape 64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/text:span><text:span text:style-name="T92"><draw:g draw:z-index="251654656" draw:name="Group 52" draw:id="id50" draw:style-name="a48" text:anchor-type="paragraph"><svg:title/><svg:desc/><draw:custom-shape svg:x="0.41667in" svg:y="1.50278in" svg:width="0.063in" svg:height="0.05903in" draw:id="id41" draw:style-name="a41" draw:name="AutoShape 5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g draw:name="Group 54" draw:id="id45"><svg:title/><svg:desc/><draw:connector draw:type="line" svg:x1="0.41765in" svg:y1="1.55707in" svg:x2="0.41765in" svg:y2="1.61609in" draw:id="id42" draw:style-name="a42" draw:transform="translate(-0.41765in -1.58658in) rotate(-0.40949) translate(0.41765in 1.58658in)" draw:name="Line 55"><svg:title/><svg:desc/></draw:connector><draw:connector draw:type="line" svg:x1="0.4059in" svg:y1="1.61365in" svg:x2="0.4059in" svg:y2="1.61365in" draw:id="id43" draw:style-name="a43" draw:transform="translate(-0.4059in -1.61365in) rotate(-0.40949) translate(0.4059in 1.61365in)" draw:name="Line 56"><svg:title/><svg:desc/></draw:connector><draw:connector draw:type="line" svg:x1="0.40492in" svg:y1="1.61839in" svg:x2="0.42872in" svg:y2="1.61839in" draw:id="id44" draw:style-name="a44" draw:transform="translate(-0.41682in -1.61839in) rotate(-0.40949) translate(0.41682in 1.61839in)" draw:name="Line 57"><svg:title/><svg:desc/></draw:connector></draw:g><draw:g draw:name="Group 58" draw:id="id49"><svg:title/><svg:desc/><draw:connector draw:type="line" svg:x1="0.48099in" svg:y1="1.56724in" svg:x2="0.48099in" svg:y2="1.62627in" draw:id="id46" draw:style-name="a45" draw:transform="translate(-0.48099in -1.59676in) rotate(-5.80878) translate(0.48099in 1.59676in)" draw:name="Line 59"><svg:title/><svg:desc/></draw:connector><draw:connector draw:type="line" svg:x1="0.49447in" svg:y1="1.62301in" svg:x2="0.49447in" svg:y2="1.62301in" draw:id="id47" draw:style-name="a46" draw:transform="translate(-0.49447in -1.62301in) rotate(-5.80878) translate(0.49447in 1.62301in)" draw:name="Line 60"><svg:title/><svg:desc/></draw:connector><draw:connector draw:type="line" svg:x1="0.49315in" svg:y1="1.61757in" svg:x2="0.51695in" svg:y2="1.61757in" draw:id="id48" draw:style-name="a47" draw:transform="translate(-0.50505in -1.61757in) rotate(-5.80878) translate(0.50505in 1.61757in)" draw:name="Line 61"><svg:title/><svg:desc/></draw:connector></draw:g></draw:g></text:span><text:span text:style-name="T93"><draw:g draw:z-index="251653632" draw:name="Group 49" draw:id="id53" draw:style-name="a51" text:anchor-type="paragraph"><svg:title/><svg:desc/><draw:custom-shape svg:x="0.43333in" svg:y="1.25278in" svg:width="0.05903in" svg:height="0.11806in" draw:id="id51" draw:style-name="a49" draw:name="AutoShape 50"><svg:title/><svg:desc/><draw:enhanced-geometry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+ ?f19"/><draw:equation draw:name="f24" draw:formula="?f9 - ?f22"/><draw:equation draw:name="f25" draw:formula="?f9 + ?f22"/><draw:equation draw:name="f26" draw:formula="21550000 - ?f1"/><draw:equation draw:name="f27" draw:formula="if(?f26, ?f1, 21550000)"/><draw:equation draw:name="f28" draw:formula="-21550000 - ?f27"/><draw:equation draw:name="f29" draw:formula="if(?f28, -21550000, ?f27)"/><draw:equation draw:name="f30" draw:formula="?f0 + ?f29"/><draw:equation draw:name="f31" draw:formula="?f0 + ?f2"/><draw:equation draw:name="f32" draw:formula="?f31 * ?f13 / ?f1"/><draw:equation draw:name="f33" draw:formula="0 - ?f32"/><draw:equation draw:name="f34" draw:formula="cos(?f33)"/><draw:equation draw:name="f35" draw:formula="0 - ?f34"/><draw:equation draw:name="f36" draw:formula="?f35 * ?f11"/><draw:equation draw:name="f37" draw:formula="sin(?f33)"/><draw:equation draw:name="f38" draw:formula="0 - ?f37"/><draw:equation draw:name="f39" draw:formula="?f38 * ?f8"/><draw:equation draw:name="f40" draw:formula="sqrt(?f36 * ?f36 + ?f39 * ?f39 + 0 * 0)"/><draw:equation draw:name="f41" draw:formula="?f11 * ?f8 / ?f40"/><draw:equation draw:name="f42" draw:formula="?f38 * ?f41"/><draw:equation draw:name="f43" draw:formula="?f12 - ?f42"/><draw:equation draw:name="f44" draw:formula="?f35 * ?f41"/><draw:equation draw:name="f45" draw:formula="?f5 - ?f44"/><draw:equation draw:name="f46" draw:formula="?f43 - ?f11"/><draw:equation draw:name="f47" draw:formula="?f45 - ?f8"/><draw:equation draw:name="f48" draw:formula="?f43 + ?f11"/><draw:equation draw:name="f49" draw:formula="?f45 + ?f8"/><draw:equation draw:name="f50" draw:formula="?f30 + ?f2"/><draw:equation draw:name="f51" draw:formula="?f50 * ?f13 / ?f1"/><draw:equation draw:name="f52" draw:formula="0 - ?f51"/><draw:equation draw:name="f53" draw:formula="cos(?f52)"/><draw:equation draw:name="f54" draw:formula="0 - ?f53"/><draw:equation draw:name="f55" draw:formula="?f54 * ?f11"/><draw:equation draw:name="f56" draw:formula="sin(?f52)"/><draw:equation draw:name="f57" draw:formula="0 - ?f56"/><draw:equation draw:name="f58" draw:formula="?f57 * ?f8"/><draw:equation draw:name="f59" draw:formula="sqrt(?f55 * ?f55 + ?f58 * ?f58 + 0 * 0)"/><draw:equation draw:name="f60" draw:formula="?f11 * ?f8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12, ?f46)"/><draw:equation draw:name="f66" draw:formula="if(?f29, ?f5, ?f47)"/><draw:equation draw:name="f67" draw:formula="if(?f29, ?f12, ?f48)"/><draw:equation draw:name="f68" draw:formula="if(?f29, ?f5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width="0.05903in" svg:height="0.11806in" draw:id="id52" draw:style-name="a50" draw:transform="translate(-0.02951in -0.05903in) rotate(-3.1183) translate(0.40382in 1.31181in)" draw:name="AutoShape 51"><svg:title/><svg:desc/><draw:enhanced-geometry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+ ?f19"/><draw:equation draw:name="f24" draw:formula="?f9 - ?f22"/><draw:equation draw:name="f25" draw:formula="?f9 + ?f22"/><draw:equation draw:name="f26" draw:formula="21550000 - ?f1"/><draw:equation draw:name="f27" draw:formula="if(?f26, ?f1, 21550000)"/><draw:equation draw:name="f28" draw:formula="-21550000 - ?f27"/><draw:equation draw:name="f29" draw:formula="if(?f28, -21550000, ?f27)"/><draw:equation draw:name="f30" draw:formula="?f0 + ?f29"/><draw:equation draw:name="f31" draw:formula="?f0 + ?f2"/><draw:equation draw:name="f32" draw:formula="?f31 * ?f13 / ?f1"/><draw:equation draw:name="f33" draw:formula="0 - ?f32"/><draw:equation draw:name="f34" draw:formula="cos(?f33)"/><draw:equation draw:name="f35" draw:formula="0 - ?f34"/><draw:equation draw:name="f36" draw:formula="?f35 * ?f11"/><draw:equation draw:name="f37" draw:formula="sin(?f33)"/><draw:equation draw:name="f38" draw:formula="0 - ?f37"/><draw:equation draw:name="f39" draw:formula="?f38 * ?f8"/><draw:equation draw:name="f40" draw:formula="sqrt(?f36 * ?f36 + ?f39 * ?f39 + 0 * 0)"/><draw:equation draw:name="f41" draw:formula="?f11 * ?f8 / ?f40"/><draw:equation draw:name="f42" draw:formula="?f38 * ?f41"/><draw:equation draw:name="f43" draw:formula="?f12 - ?f42"/><draw:equation draw:name="f44" draw:formula="?f35 * ?f41"/><draw:equation draw:name="f45" draw:formula="?f5 - ?f44"/><draw:equation draw:name="f46" draw:formula="?f43 - ?f11"/><draw:equation draw:name="f47" draw:formula="?f45 - ?f8"/><draw:equation draw:name="f48" draw:formula="?f43 + ?f11"/><draw:equation draw:name="f49" draw:formula="?f45 + ?f8"/><draw:equation draw:name="f50" draw:formula="?f30 + ?f2"/><draw:equation draw:name="f51" draw:formula="?f50 * ?f13 / ?f1"/><draw:equation draw:name="f52" draw:formula="0 - ?f51"/><draw:equation draw:name="f53" draw:formula="cos(?f52)"/><draw:equation draw:name="f54" draw:formula="0 - ?f53"/><draw:equation draw:name="f55" draw:formula="?f54 * ?f11"/><draw:equation draw:name="f56" draw:formula="sin(?f52)"/><draw:equation draw:name="f57" draw:formula="0 - ?f56"/><draw:equation draw:name="f58" draw:formula="?f57 * ?f8"/><draw:equation draw:name="f59" draw:formula="sqrt(?f55 * ?f55 + ?f58 * ?f58 + 0 * 0)"/><draw:equation draw:name="f60" draw:formula="?f11 * ?f8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12, ?f46)"/><draw:equation draw:name="f66" draw:formula="if(?f29, ?f5, ?f47)"/><draw:equation draw:name="f67" draw:formula="if(?f29, ?f12, ?f48)"/><draw:equation draw:name="f68" draw:formula="if(?f29, ?f5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94"><draw:g draw:z-index="251652608" draw:name="Group 45" draw:id="id57" draw:style-name="a55" text:anchor-type="paragraph"><svg:title/><svg:desc/><draw:custom-shape svg:width="0.11611in" svg:height="0.35319in" draw:id="id54" draw:style-name="a52" draw:transform="translate(-0.05805in -0.17659in) rotate(-4.73309) translate(0.43235in 1.12157in)" draw:name="AutoShape 46"><svg:title/><svg:desc/><draw:enhanced-geometry draw:type="non-primitive" svg:viewBox="0 0 2 2" draw:enhanced-path="M 0 0 L 2 0 1 1 2 2 0 2 1 1 Z N" draw:text-areas="?f16 ?f18 ?f17 ?f19" draw:glue-points="?f14 ?f15" draw:glue-point-leaving-directions="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draw:equation draw:name="f14" draw:formula="?f11 / ?f9"/><draw:equation draw:name="f15" draw:formula="?f7 / ?f5"/><draw:equation draw:name="f16" draw:formula="?f10 / ?f9"/><draw:equation draw:name="f17" draw:formula="?f12 / ?f9"/><draw:equation draw:name="f18" draw:formula="?f6 / ?f5"/><draw:equation draw:name="f19" draw:formula="?f13 / ?f5"/></draw:enhanced-geometry></draw:custom-shape><draw:connector draw:type="line" svg:x1="0.25723in" svg:y1="1.06449in" svg:x2="0.61042in" svg:y2="1.06449in" draw:id="id55" draw:style-name="a53" draw:name="Line 47"><svg:title/><svg:desc/></draw:connector><draw:connector draw:type="line" svg:x1="0.25723in" svg:y1="1.18125in" svg:x2="0.61042in" svg:y2="1.18125in" draw:id="id56" draw:style-name="a54" draw:name="Line 48"><svg:title/><svg:desc/></draw:connector></draw:g></text:span><text:span text:style-name="T95"><draw:connector draw:type="line" svg:x1="4in" svg:y1="2.62778in" svg:x2="4.25in" svg:y2="2.62778in" draw:z-index="251647488" draw:id="id58" draw:style-name="a56" draw:name="Line 27" text:anchor-type="paragraph"><svg:title/><svg:desc/></draw:connector></text:span><text:span text:style-name="T96"><draw:frame draw:z-index="251648512" draw:id="id59" draw:style-name="a57" draw:name="Text Box 29" text:anchor-type="paragraph" svg:x="0in" svg:y="0.50278in" svg:width="1.16667in" svg:height="0.375in" style:rel-width="scale" style:rel-height="scale"><draw:text-box><text:p text:style-name="P97"><text:s text:c="2"/><text:s/>E V <text:s/>N</text:p></draw:text-box><svg:title/><svg:desc/></draw:frame></text:span><text:span text:style-name="T98"><draw:custom-shape svg:x="0.25in" svg:y="0.62778in" svg:width="0.33333in" svg:height="0.125in" draw:z-index="251651584" draw:id="id60" draw:style-name="a58" draw:name="Rectangle 34" text:anchor-type="paragraph"><svg:title/><svg:desc/><draw:enhanced-geometry draw:type="non-primitive" svg:viewBox="0 0 21600 21600" draw:enhanced-path="M 0 0 L 21600 0 21600 21600 0 21600 Z N"/></draw:custom-shape></text:span><text:span text:style-name="T99"><draw:frame draw:z-index="251649536" draw:id="id61" draw:style-name="a59" draw:name="Text Box 31" text:anchor-type="paragraph" svg:x="0in" svg:y="0.75278in" svg:width="1.16667in" svg:height="0.375in" style:rel-width="scale" style:rel-height="scale"><draw:text-box><text:p text:style-name="P100"><text:s/><text:s text:c="2"/>EEV <text:s/>N</text:p></draw:text-box><svg:title/><svg:desc/></draw:frame></text:span><text:span text:style-name="T101"><draw:custom-shape svg:x="0.25in" svg:y="0.87778in" svg:width="0.33333in" svg:height="0.125in" draw:z-index="251650560" draw:id="id62" draw:style-name="a60" draw:name="Rectangle 33" text:anchor-type="paragraph"><svg:title/><svg:desc/><draw:enhanced-geometry draw:type="non-primitive" svg:viewBox="0 0 21600 21600" draw:enhanced-path="M 0 0 L 21600 0 21600 21600 0 21600 Z N"/></draw:custom-shape></text:span><text:span text:style-name="T102">說明欄</text:span></text:p>
          </table:table-cell>
          <table:table-cell table:style-name="TableCell103" table:number-columns-spanned="6">
            <text:list text:style-name="LFO2" text:continue-numbering="true">
              <text:list-item>
                <text:p text:style-name="P104">每一案件以一圖為限，比例尺不限且以單線繪製，但應使圖說清晰可辨。</text:p>
              </text:list-item>
              <text:list-item>
                <text:p text:style-name="P105">每一簡圖應予區隔並加註層數編號，如不敷使用時應以同規格另紙繪製，並加註編號。</text:p>
              </text:list-item>
              <text:list-item>
                <text:p text:style-name="P106">繪製圖例及符號：</text:p>
              </text:list-item>
            </text:list>
            <text:p text:style-name="P107"/>
            <text:p text:style-name="P108">：一般昇降機，N為編號<text:s/>。<text:s text:c="12"/><text:s text:c="11"/><text:s text:c="3"/>：蓄電池。</text:p>
            <text:p text:style-name="P109">：緊急昇降機，N為編號<text:s/>。<text:s text:c="23"/><text:s text:c="3"/>：分電盤。</text:p>
            <text:p text:style-name="P110">：排煙口。<text:s text:c="38"/><text:s text:c="2"/>：燈具。</text:p>
            <text:p text:style-name="P111">：緊急插座。<text:s text:c="38"/>：廣告燈。</text:p>
            <text:p text:style-name="P112"><text:s text:c="7"/>：消防出水口。<text:s text:c="34"/><text:s text:c="2"/>：漏電斷路器。</text:p>
            <text:p text:style-name="P113"><text:s text:c="3"/><text:s text:c="4"/>：消防栓箱。<text:s text:c="20"/><text:s text:c="16"/><text:s text:c="2"/>：防火閘板。</text:p>
            <text:p text:style-name="P114"><text:s text:c="3"/><text:s text:c="3"/><text:s/>：避雷針。<text:s text:c="40"/>：燃氣設備。</text:p>
            <text:p text:style-name="P115"><text:s text:c="3"/><text:s/><text:s text:c="3"/>：導線。<text:s text:c="37"/><text:s text:c="5"/>：通氣管。</text:p>
            <text:p text:style-name="P116"><text:s text:c="3"/>：障礙物。<text:s text:c="35"/>~~~~~：橡皮軟管。</text:p>
            <text:p text:style-name="P117"><text:s text:c="3"/>：發電機。<text:s text:c="40"/>：金屬管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8"><text:s text:c="3"/></text:p>
      <text:p text:style-name="P119"><text:s/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日期" style:display-name="日期" style:family="paragraph" style:parent-style-name="內文" style:next-style-name="內文">
      <style:paragraph-properties fo:text-align="end"/>
      <style:text-properties style:font-name="標楷體" style:font-name-asian="標楷體" fo:font-size="14pt" style:font-size-asian="14pt" fo:hyphenate="false"/>
    </style:style>
    <style:style style:name="本文" style:display-name="本文" style:family="paragraph" style:parent-style-name="內文">
      <style:paragraph-properties style:line-height-at-least="0in"/>
      <style:text-properties style:font-name="標楷體"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/>
      <style:text-properties style:font-name="雅真中楷" style:font-name-asian="雅真中楷"/>
    </style:style>
  </office:automatic-styles>
  <office:master-styles>
    <style:master-page style:name="MP0" style:page-layout-name="PL0">
      <style:footer>
        <text:p text:style-name="P2">(安檢)表六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公共安全檢查簽證及申報相關書表</dc:title>
    <meta:initial-creator>cherry</meta:initial-creator>
    <dc:creator>林茂昌</dc:creator>
    <meta:creation-date>2018-11-14T06:01:00Z</meta:creation-date>
    <dc:date>2018-11-14T06:01:00Z</dc:date>
    <meta:print-date>2018-11-14T06:00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15" meta:character-count="771" meta:row-count="5" meta:non-whitespace-character-count="657"/>
  </office:meta>
</office:document-meta>
</file>